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7-25_12-27-07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3.643493 E-139-34-53.884277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7-25_15-32-10_000.jpg</text:p>
          </table:table-cell>
          <table:table-cell table:style-name="ce19" office:value-type="string">
            <text:p>:m RES 1*2 / free# JVEMV6 68#_49:1 / 68. theoretical-physics(tp) / w=Z_n,topics=~,other=orig+,s=~,i=~,doc=r-3-3~7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3]=&quot;&quot;;[.C3];CONCATENATE([.C3];&quot; / &quot;;[.E3]))" office:value-type="string" office:string-value=":m RES 1*2 / free# JVEMV6 68#_49:1 / 68. theoretical-physics(tp) / w=Z_n,topics=~,other=orig+,s=~,i=~,doc=r-3-3~7">
            <text:p>:m RES 1*2 / free# JVEMV6 68#_49:1 / 68. theoretical-physics(tp) / w=Z_n,topics=~,other=orig+,s=~,i=~,doc=r-3-3~7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7-25_15-32-34_000.jpg</text:p>
          </table:table-cell>
          <table:table-cell table:style-name="ce19" office:value-type="string">
            <text:p>:m RES 2*2 / free# JVEMV6 68#_49:1 / 68. theoretical-physics(tp) / w=Z_n,topics=元の位数,other=orig+,s=~,i=~,doc=r-3-3~7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4]=&quot;&quot;;[.C4];CONCATENATE([.C4];&quot; / &quot;;[.E4]))" office:value-type="string" office:string-value=":m RES 2*2 / free# JVEMV6 68#_49:1 / 68. theoretical-physics(tp) / w=Z_n,topics=元の位数,other=orig+,s=~,i=~,doc=r-3-3~7">
            <text:p>:m RES 2*2 / free# JVEMV6 68#_49:1 / 68. theoretical-physics(tp) / w=Z_n,topics=元の位数,other=orig+,s=~,i=~,doc=r-3-3~7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7-25_17-58-57_000.jpg</text:p>
          </table:table-cell>
          <table:table-cell table:style-name="ce19" office:value-type="string">
            <text:p>:m RES 1*1 / free# JVEMV6 68#_49:2 / 68. theoretical-physics(tp) / w=~,topics=組み紐,other=orig+,s=~,i=~,doc=r-3-3~8</text:p>
          </table:table-cell>
          <table:table-cell table:style-name="ce19"/>
          <table:table-cell table:style-name="ce4"/>
          <table:table-cell table:style-name="ce4" office:value-type="string">
            <text:p>N-35-35-24.096679 E-139-34-54.543457</text:p>
          </table:table-cell>
          <table:table-cell table:style-name="ce38" table:formula="of:=IF([.E5]=&quot;&quot;;[.C5];CONCATENATE([.C5];&quot; / &quot;;[.E5]))" office:value-type="string" office:string-value=":m RES 1*1 / free# JVEMV6 68#_49:2 / 68. theoretical-physics(tp) / w=~,topics=組み紐,other=orig+,s=~,i=~,doc=r-3-3~8">
            <text:p>:m RES 1*1 / free# JVEMV6 68#_49:2 / 68. theoretical-physics(tp) / w=~,topics=組み紐,other=orig+,s=~,i=~,doc=r-3-3~8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7-25_20-49-09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19281 E-139-34-55.037841</text:p>
          </table:table-cell>
          <table:table-cell table:style-name="ce38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7-25_22-39-06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4.096679 E-139-34-54.543457</text:p>
          </table:table-cell>
          <table:table-cell table:style-name="ce38" table:formula="of:=IF([.E7]=&quot;&quot;;[.C7];CONCATENATE([.C7];&quot; / &quot;;[.E7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7-25_23-31-20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1.638488 E-139-34-39.93164</text:p>
          </table:table-cell>
          <table:table-cell table:style-name="ce38" table:formula="of:=IF([.E8]=&quot;&quot;;[.C8];CONCATENATE([.C8];&quot; / &quot;;[.E8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7-26_02-47-26_000.jpg</text:p>
          </table:table-cell>
          <table:table-cell table:style-name="ce17" office:value-type="string">
            <text:p>:m :PHOTO 起きた時刻 / 2021</text:p>
          </table:table-cell>
          <table:table-cell table:style-name="ce17"/>
          <table:table-cell table:style-name="ce4"/>
          <table:table-cell table:style-name="ce4" office:value-type="string">
            <text:p>N-35-35-24.096679 E-139-34-54.543457</text:p>
          </table:table-cell>
          <table:table-cell table:style-name="ce38" table:formula="of:=IF([.E9]=&quot;&quot;;[.C9];CONCATENATE([.C9];&quot; / &quot;;[.E9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7-26_04-54-40_000.jpg</text:p>
          </table:table-cell>
          <table:table-cell table:style-name="ce20" office:value-type="string">
            <text:p>:PHOTO 記録用 / @自宅；東側；洗面所から見える；東の犬走り / 自然観察 / 花</text:p>
          </table:table-cell>
          <table:table-cell table:style-name="ce20"/>
          <table:table-cell table:style-name="ce4"/>
          <table:table-cell table:style-name="ce4" office:value-type="string">
            <text:p>N-35-36-21.472778 E-139-35-5.090332</text:p>
          </table:table-cell>
          <table:table-cell table:style-name="ce38" table:formula="of:=IF([.E10]=&quot;&quot;;[.C10];CONCATENATE([.C10];&quot; / &quot;;[.E10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7-26_04-55-03_000.jpg</text:p>
          </table:table-cell>
          <table:table-cell table:style-name="ce17" office:value-type="string">
            <text:p>:m :PHOTO 起きた時刻 / 2021</text:p>
          </table:table-cell>
          <table:table-cell table:style-name="ce18"/>
          <table:table-cell table:style-name="ce4"/>
          <table:table-cell table:style-name="ce4" office:value-type="string">
            <text:p>N-35-35-8.908081 E-139-34-37.844238</text:p>
          </table:table-cell>
          <table:table-cell table:style-name="ce38" table:formula="of:=IF([.E11]=&quot;&quot;;[.C11];CONCATENATE([.C11];&quot; / &quot;;[.E11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7-27_07-44-51_000.jpg</text:p>
          </table:table-cell>
          <table:table-cell table:style-name="ce18" office:value-type="string">
            <text:p>:PHOTO 記録しておきたいもの / @ペガスス：正面の川原 / target=堆積物（堆積土手）：側面</text:p>
          </table:table-cell>
          <table:table-cell table:style-name="ce18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PHOTO 記録しておきたいもの / @ペガスス：正面の川原 / target=堆積物（堆積土手）：側面">
            <text:p>:PHOTO 記録しておきたいもの / @ペガスス：正面の川原 / target=堆積物（堆積土手）：側面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7-27_07-44-58_000.jpg</text:p>
          </table:table-cell>
          <table:table-cell table:style-name="ce18" office:value-type="string">
            <text:p>:PHOTO 記録しておきたいもの / @ペガスス：正面の川原 / target=堆積物（堆積土手）：側面</text:p>
          </table:table-cell>
          <table:table-cell table:style-name="ce18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PHOTO 記録しておきたいもの / @ペガスス：正面の川原 / target=堆積物（堆積土手）：側面">
            <text:p>:PHOTO 記録しておきたいもの / @ペガスス：正面の川原 / target=堆積物（堆積土手）：側面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7-27_07-45-15_000.jpg</text:p>
          </table:table-cell>
          <table:table-cell table:style-name="ce18" office:value-type="string">
            <text:p>:PHOTO 記録しておきたいもの / @ペガスス：正面の川原 / target=堆積物（堆積土手）：側面</text:p>
          </table:table-cell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PHOTO 記録しておきたいもの / @ペガスス：正面の川原 / target=堆積物（堆積土手）：側面">
            <text:p>:PHOTO 記録しておきたいもの / @ペガスス：正面の川原 / target=堆積物（堆積土手）：側面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7-27_07-48-32_000.jpg</text:p>
          </table:table-cell>
          <table:table-cell table:style-name="ce18" office:value-type="string">
            <text:p>:PHOTO 記録しておきたいもの / @ペガスス：正面の川原 / target=滝口 / N-35-23-43.0 E-139-4-59.0</text:p>
          </table:table-cell>
          <table:table-cell table:style-name="ce18"/>
          <table:table-cell table:style-name="ce4" table:formula="of:=[.F15]" office:value-type="string" office:string-value="N-35-23-43.0 E-139-4-59.0">
            <text:p>N-35-23-43.0 E-139-4-59.0</text:p>
          </table:table-cell>
          <table:table-cell table:style-name="ce4" office:value-type="string">
            <text:p>N-35-23-43.0 E-139-4-59.0</text:p>
          </table:table-cell>
          <table:table-cell table:style-name="ce38" table:formula="of:=IF([.E15]=&quot;&quot;;[.C15];CONCATENATE([.C15];&quot; / &quot;;[.E15]))" office:value-type="string" office:string-value=":PHOTO 記録しておきたいもの / @ペガスス：正面の川原 / target=滝口 / N-35-23-43.0 E-139-4-59.0 / N-35-23-43.0 E-139-4-59.0">
            <text:p>:PHOTO 記録しておきたいもの / @ペガスス：正面の川原 / target=滝口 / N-35-23-43.0 E-139-4-59.0 / N-35-23-43.0 E-139-4-59.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7-27_07-48-35_000.jpg</text:p>
          </table:table-cell>
          <table:table-cell table:style-name="ce18" office:value-type="string">
            <text:p>:PHOTO 記録しておきたいもの / @ペガスス：正面の川原 / target=滝口 / N-35-23-43.0 E-139-4-59.0</text:p>
          </table:table-cell>
          <table:table-cell table:style-name="ce18"/>
          <table:table-cell table:style-name="ce4" table:formula="of:=[.F16]" office:value-type="string" office:string-value="N-35-23-43.0 E-139-4-59.0">
            <text:p>N-35-23-43.0 E-139-4-59.0</text:p>
          </table:table-cell>
          <table:table-cell table:style-name="ce4" office:value-type="string">
            <text:p>N-35-23-43.0 E-139-4-59.0</text:p>
          </table:table-cell>
          <table:table-cell table:style-name="ce38" table:formula="of:=IF([.E16]=&quot;&quot;;[.C16];CONCATENATE([.C16];&quot; / &quot;;[.E16]))" office:value-type="string" office:string-value=":PHOTO 記録しておきたいもの / @ペガスス：正面の川原 / target=滝口 / N-35-23-43.0 E-139-4-59.0 / N-35-23-43.0 E-139-4-59.0">
            <text:p>:PHOTO 記録しておきたいもの / @ペガスス：正面の川原 / target=滝口 / N-35-23-43.0 E-139-4-59.0 / N-35-23-43.0 E-139-4-59.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7-27_07-48-45_000.jpg</text:p>
          </table:table-cell>
          <table:table-cell table:style-name="ce18" office:value-type="string">
            <text:p>:PHOTO 記録しておきたいもの / @ペガスス：正面の川原 / target=滝口 / N-35-23-43.0 E-139-4-59.0</text:p>
          </table:table-cell>
          <table:table-cell table:style-name="ce18"/>
          <table:table-cell table:style-name="ce4" table:formula="of:=[.F17]" office:value-type="string" office:string-value="N-35-23-43.0 E-139-4-59.0">
            <text:p>N-35-23-43.0 E-139-4-59.0</text:p>
          </table:table-cell>
          <table:table-cell table:style-name="ce4" office:value-type="string">
            <text:p>N-35-23-43.0 E-139-4-59.0</text:p>
          </table:table-cell>
          <table:table-cell table:style-name="ce38" table:formula="of:=IF([.E17]=&quot;&quot;;[.C17];CONCATENATE([.C17];&quot; / &quot;;[.E17]))" office:value-type="string" office:string-value=":PHOTO 記録しておきたいもの / @ペガスス：正面の川原 / target=滝口 / N-35-23-43.0 E-139-4-59.0 / N-35-23-43.0 E-139-4-59.0">
            <text:p>:PHOTO 記録しておきたいもの / @ペガスス：正面の川原 / target=滝口 / N-35-23-43.0 E-139-4-59.0 / N-35-23-43.0 E-139-4-59.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7-27_07-48-50_000.jpg</text:p>
          </table:table-cell>
          <table:table-cell table:style-name="ce18" office:value-type="string">
            <text:p>:PHOTO 記録しておきたいもの / @ペガスス：正面の川原 / target=滝口 / N-35-23-43.0 E-139-4-59.0</text:p>
          </table:table-cell>
          <table:table-cell table:style-name="ce18"/>
          <table:table-cell table:style-name="ce4" table:formula="of:=[.F18]" office:value-type="string" office:string-value="N-35-23-43.0 E-139-4-59.0">
            <text:p>N-35-23-43.0 E-139-4-59.0</text:p>
          </table:table-cell>
          <table:table-cell table:style-name="ce4" office:value-type="string">
            <text:p>N-35-23-43.0 E-139-4-59.0</text:p>
          </table:table-cell>
          <table:table-cell table:style-name="ce38" table:formula="of:=IF([.E18]=&quot;&quot;;[.C18];CONCATENATE([.C18];&quot; / &quot;;[.E18]))" office:value-type="string" office:string-value=":PHOTO 記録しておきたいもの / @ペガスス：正面の川原 / target=滝口 / N-35-23-43.0 E-139-4-59.0 / N-35-23-43.0 E-139-4-59.0">
            <text:p>:PHOTO 記録しておきたいもの / @ペガスス：正面の川原 / target=滝口 / N-35-23-43.0 E-139-4-59.0 / N-35-23-43.0 E-139-4-59.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7-27_07-48-52_000.jpg</text:p>
          </table:table-cell>
          <table:table-cell table:style-name="ce18" office:value-type="string">
            <text:p>:PHOTO 記録しておきたいもの / @ペガスス：正面の川原 / target=滝口 / N-35-23-43.0 E-139-4-59.0</text:p>
          </table:table-cell>
          <table:table-cell table:style-name="ce18"/>
          <table:table-cell table:style-name="ce4" table:formula="of:=[.F19]" office:value-type="string" office:string-value="N-35-23-43.0 E-139-4-59.0">
            <text:p>N-35-23-43.0 E-139-4-59.0</text:p>
          </table:table-cell>
          <table:table-cell table:style-name="ce4" office:value-type="string">
            <text:p>N-35-23-43.0 E-139-4-59.0</text:p>
          </table:table-cell>
          <table:table-cell table:style-name="ce38" table:formula="of:=IF([.E19]=&quot;&quot;;[.C19];CONCATENATE([.C19];&quot; / &quot;;[.E19]))" office:value-type="string" office:string-value=":PHOTO 記録しておきたいもの / @ペガスス：正面の川原 / target=滝口 / N-35-23-43.0 E-139-4-59.0 / N-35-23-43.0 E-139-4-59.0">
            <text:p>:PHOTO 記録しておきたいもの / @ペガスス：正面の川原 / target=滝口 / N-35-23-43.0 E-139-4-59.0 / N-35-23-43.0 E-139-4-59.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7-27_07-48-56_000.jpg</text:p>
          </table:table-cell>
          <table:table-cell table:style-name="ce18" office:value-type="string">
            <text:p>:PHOTO 記録しておきたいもの / @ペガスス：正面の川原 / target=滝口 / N-35-23-43.0 E-139-4-59.0</text:p>
          </table:table-cell>
          <table:table-cell table:style-name="ce19"/>
          <table:table-cell table:style-name="ce4" table:formula="of:=[.F20]" office:value-type="string" office:string-value="N-35-23-43.0 E-139-4-59.0">
            <text:p>N-35-23-43.0 E-139-4-59.0</text:p>
          </table:table-cell>
          <table:table-cell table:style-name="ce4" office:value-type="string">
            <text:p>N-35-23-43.0 E-139-4-59.0</text:p>
          </table:table-cell>
          <table:table-cell table:style-name="ce38" table:formula="of:=IF([.E20]=&quot;&quot;;[.C20];CONCATENATE([.C20];&quot; / &quot;;[.E20]))" office:value-type="string" office:string-value=":PHOTO 記録しておきたいもの / @ペガスス：正面の川原 / target=滝口 / N-35-23-43.0 E-139-4-59.0 / N-35-23-43.0 E-139-4-59.0">
            <text:p>:PHOTO 記録しておきたいもの / @ペガスス：正面の川原 / target=滝口 / N-35-23-43.0 E-139-4-59.0 / N-35-23-43.0 E-139-4-59.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7-27_20-56-20_000.jpg</text:p>
          </table:table-cell>
          <table:table-cell table:style-name="ce17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30.619812 E-139-34-48.171386</text:p>
          </table:table-cell>
          <table:table-cell table:style-name="ce38" table:formula="of:=IF([.E21]=&quot;&quot;;[.C21];CONCATENATE([.C21];&quot; / &quot;;[.E21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7-28_07-12-54_000.jpg</text:p>
          </table:table-cell>
          <table:table-cell table:style-name="ce17" office:value-type="string">
            <text:p>:m :PHOTO 起きた時刻 / 2021</text:p>
          </table:table-cell>
          <table:table-cell table:style-name="ce20"/>
          <table:table-cell table:style-name="ce4"/>
          <table:table-cell table:style-name="ce4" office:value-type="string">
            <text:p>N-35-35-24.700927 E-139-34-55.147705</text:p>
          </table:table-cell>
          <table:table-cell table:style-name="ce38" table:formula="of:=IF([.E22]=&quot;&quot;;[.C22];CONCATENATE([.C22];&quot; / &quot;;[.E22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7-28_07-18-39_000.jpg</text:p>
          </table:table-cell>
          <table:table-cell table:style-name="ce20" office:value-type="string">
            <text:p>:PHOTO 記録用 / @自宅；東側；洗面所から見える；東の犬走り / 自然観察 / 花</text:p>
          </table:table-cell>
          <table:table-cell table:style-name="ce20"/>
          <table:table-cell table:style-name="ce4"/>
          <table:table-cell table:style-name="ce4" office:value-type="string">
            <text:p>N-35-35-42.059326 E-139-35-33.105468</text:p>
          </table:table-cell>
          <table:table-cell table:style-name="ce38" table:formula="of:=IF([.E23]=&quot;&quot;;[.C23];CONCATENATE([.C23];&quot; / &quot;;[.E23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7-27_07-50-32_000.mp4</text:p>
          </table:table-cell>
          <table:table-cell table:style-name="ce19" office:value-type="string">
            <text:p>:VIDEO ペガスス / @プレハブ；自室 / target=正面の川原：滝口：水の流れ</text:p>
          </table:table-cell>
          <table:table-cell table:style-name="ce20"/>
          <table:table-cell table:style-name="ce4"/>
          <table:table-cell table:style-name="ce4"/>
          <table:table-cell table:style-name="ce38" table:formula="of:=IF([.E24]=&quot;&quot;;[.C24];CONCATENATE([.C24];&quot; / &quot;;[.E24]))" office:value-type="string" office:string-value=":VIDEO ペガスス / @プレハブ；自室 / target=正面の川原：滝口：水の流れ">
            <text:p>:VIDEO ペガスス / @プレハブ；自室 / target=正面の川原：滝口：水の流れ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7-27_07-50-32_000.mp4</text:p>
          </table:table-cell>
          <table:table-cell table:style-name="ce19" office:value-type="string">
            <text:p>:VIDEO ペガスス / @プレハブ；自室 / target=正面の川原：滝口：水の流れ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:PHOTO 寝た時刻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:PHOTO 寝た時刻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:PHOTO 起きた時刻 / 2021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 office:value-type="string">
            <text:p>:PHOTO 記録用 / @自宅；東側；洗面所から見える；東の犬走り / 自然観察 / 花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office:value-type="string">
            <text:p>:PHOTO 記録しておきたいもの / @ペガスス：正面の川原 / target=堆積物（堆積土手）：側面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office:value-type="string">
            <text:p>:PHOTO 記録しておきたいもの / @ペガスス：正面の川原 / target=堆積物（堆積土手）：側面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 office:value-type="string">
            <text:p>:PHOTO 記録しておきたいもの / @ペガスス：正面の川原 / target=堆積物（堆積土手）：側面</text:p>
          </table:table-cell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 office:value-type="string">
            <text:p>:PHOTO 記録しておきたいもの / @ペガスス：正面の川原 / target=滝口</text:p>
          </table:table-cell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 office:value-type="string">
            <text:p>:PHOTO 記録しておきたいもの / @ペガスス：正面の川原 / target=滝口</text:p>
          </table:table-cell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 office:value-type="string">
            <text:p>:PHOTO 記録しておきたいもの / @ペガスス：正面の川原 / target=滝口</text:p>
          </table:table-cell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 office:value-type="string">
            <text:p>:PHOTO 記録しておきたいもの / @ペガスス：正面の川原 / target=滝口</text:p>
          </table:table-cell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 office:value-type="string">
            <text:p>:PHOTO 記録しておきたいもの / @ペガスス：正面の川原 / target=滝口</text:p>
          </table:table-cell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 office:value-type="string">
            <text:p>:PHOTO 記録しておきたいもの / @ペガスス：正面の川原 / target=滝口</text:p>
          </table:table-cell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 office:value-type="string">
            <text:p>**</text:p>
          </table:table-cell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 office:value-type="string">
            <text:p>:m :PHOTO 起きた時刻 / 2021</text:p>
          </table:table-cell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office:value-type="string">
            <text:p>:PHOTO 記録用 / @自宅；東側；洗面所から見える；東の犬走り / 自然観察 / 花</text:p>
          </table:table-cell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1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21">
            <text:p>2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8">2021/07/28</text:date>, <text:time>08:40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7-28T08:40:13.44</dc:date>
    <dc:creator>iwabuchi ken</dc:creator>
    <meta:editing-duration>P35DT8H55M15S</meta:editing-duration>
    <meta:editing-cycles>13019</meta:editing-cycles>
    <meta:document-statistic meta:table-count="1" meta:cell-count="478" meta:object-count="0"/>
  </office:meta>
</office:document-meta>
</file>